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P1" style:family="paragraph" style:parent-style-name="Standard">
      <style:text-properties fo:font-weight="bold" officeooo:paragraph-rsid="000d1e75" style:font-weight-asian="bold"/>
    </style:style>
    <style:style style:name="P2" style:family="paragraph" style:parent-style-name="Standard">
      <style:text-properties officeooo:paragraph-rsid="000d1e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plain Working mechanism of Containers.</text:p>
      <text:p text:style-name="P2"/>
      <text:p text:style-name="P2">Containers allow applications to be integrated with all the necessary dependencies and libraries they require to function properly as a complete package.</text:p>
      <text:p text:style-name="P2">For this, a container engine or a container runtime is required. A container engine is a software which runs on the OS system kernel and allows running multiple isolated instances of containers. </text:p>
      <text:p text:style-name="P2">This container engine creates a container from a container image where a container image is a file that defines the configurations of a container eg. the libraries or dependencies the container has to use. </text:p>
      <text:p text:style-name="P2">In this way, a container is built from the image using container engine and run on a host OS. several instances of the same or different containers can run on the same OS which can be managed manually or by some container orchestration technology as per our require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2T02:08:07.123832544</meta:creation-date>
    <dc:date>2021-11-12T02:08:49.507889853</dc:date>
    <meta:editing-duration>PT42S</meta:editing-duration>
    <meta:editing-cycles>1</meta:editing-cycles>
    <meta:document-statistic meta:table-count="0" meta:image-count="0" meta:object-count="0" meta:page-count="1" meta:paragraph-count="5" meta:word-count="141" meta:character-count="866" meta:non-whitespace-character-count="728"/>
    <meta:generator>LibreOffice/7.2.1.2$Linux_X86_64 LibreOffice_project/20$Build-2</meta:generator>
  </office:meta>
</office:document-meta>
</file>